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list-style-name="WW_OutlineListStyle" style:family="paragraph">
      <style:paragraph-properties fo:break-before="page"/>
    </style:style>
    <style:style style:name="P2" style:parent-style-name="Textbody" style:family="paragraph">
      <style:paragraph-properties fo:break-before="page"/>
    </style:style>
    <style:style style:name="P3" style:parent-style-name="Textbody" style:list-style-name="LFO3" style:family="paragraph"/>
    <style:style style:name="P4" style:parent-style-name="Textbody" style:list-style-name="LFO3" style:family="paragraph"/>
    <style:style style:name="P5" style:parent-style-name="Textbody" style:list-style-name="LFO3" style:family="paragraph"/>
    <style:style style:name="P6" style:parent-style-name="Textbody" style:list-style-name="LFO3" style:family="paragraph"/>
    <style:style style:name="P7" style:parent-style-name="Textbody" style:list-style-name="LFO3" style:family="paragraph"/>
    <style:style style:name="P8" style:parent-style-name="Textbody" style:list-style-name="LFO3" style:family="paragraph"/>
    <style:style style:name="P9" style:parent-style-name="Textbody" style:list-style-name="LFO4" style:family="paragraph"/>
    <style:style style:name="P10" style:parent-style-name="Textbody" style:list-style-name="LFO4" style:family="paragraph"/>
    <style:style style:name="P11" style:parent-style-name="Textbody" style:list-style-name="LFO4" style:family="paragraph"/>
    <style:style style:name="P12" style:parent-style-name="Textbody" style:list-style-name="LFO4" style:family="paragraph"/>
    <style:style style:name="P13" style:parent-style-name="Textbody" style:list-style-name="LFO4" style:family="paragraph"/>
    <style:style style:name="P14" style:parent-style-name="Textbody" style:list-style-name="LFO4" style:family="paragraph"/>
    <style:style style:name="T15" style:parent-style-name="DefaultParagraphFont" style:family="text">
      <style:text-properties style:text-position="super 66.6%"/>
    </style:style>
  </office:automatic-styles>
  <office:body>
    <office:text text:use-soft-page-breaks="true">
      <text:h text:style-name="P1" text:outline-level="1"/>
      <text:p text:style-name="P2"/>
      <text:h text:style-name="Heading1" text:outline-level="1">Abstract</text:h>
      <text:p text:style-name="Textbody">Distributed rendering is a rendering technique where multiple computers render parts of an image so they can be composed into a single, final one. This way, the<text:s/>computational cost on the side of the renderer is decreased since only a small viewport, compared to the final image, is rendered. Two popular graphics acceleration APIs are OpenGL and the relatively new Vulkan. In this dissertation a distributed rendering<text:s/>system using the two APIs in order to compare them in terms of efficiency, is developed.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Heading1" text:outline-level="1">Preface</text:h>
      <text:p text:style-name="Textbody">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Textbody">The main milestones of the project are the following:</text:p>
      <text:list text:style-name="LFO3" text:continue-numbering="true">
        <text:list-item>
          <text:p text:style-name="P3">Literature review</text:p>
        </text:list-item>
        <text:list-item>
          <text:p text:style-name="P4">Design a network communication scheme</text:p>
        </text:list-item>
        <text:list-item>
          <text:p text:style-name="P5">Design an abstraction layer for the graphics engine</text:p>
        </text:list-item>
        <text:list-item>
          <text:p text:style-name="P6">Implement the applications</text:p>
        </text:list-item>
        <text:list-item>
          <text:p text:style-name="P7">Perform experiment</text:p>
        </text:list-item>
        <text:list-item>
          <text:p text:style-name="P8">Analyze experiment results</text:p>
        </text:list-item>
      </text:list>
      <text:p text:style-name="Textbody">The dissertation is organized in the following sections:</text:p>
      <text:list text:style-name="LFO4" text:continue-numbering="true">
        <text:list-item>
          <text:p text:style-name="P9">Critical context</text:p>
        </text:list-item>
        <text:list-item>
          <text:p text:style-name="P10">Methods</text:p>
        </text:list-item>
        <text:list-item>
          <text:p text:style-name="P11">Evaluation</text:p>
        </text:list-item>
        <text:list-item>
          <text:p text:style-name="P12">Conclusion</text:p>
        </text:list-item>
        <text:list-item>
          <text:p text:style-name="P13">Further work</text:p>
        </text:list-item>
        <text:list-item>
          <text:p text:style-name="P14">Bibliography</text:p>
        </text:list-item>
      </text:list>
      <text:h text:style-name="Heading1" text:outline-level="1">Critical Context</text:h>
      <text:p text:style-name="Textbody">This dissertation involves rendering a scene using deferred shading as the main drawing method. It requires a distributed setup where clients render parts of an image that are compiled into the final result. In this<text:s/>section, modern deferred shading and previous work for distributed rendering is presented. Moreover, this section discusses the tools and 3<text:span text:style-name="T15">rd</text:span><text:s/>party libraries which will be used for the project.</text:p>
      <text:soft-page-break/>
      <text:h text:style-name="Heading2" text:outline-level="2">Deferred Shading</text:h>
      <text:h text:style-name="Heading2" text:outline-level="2">Distributed Rendering</text:h>
      <text:h text:style-name="Heading2" text:outline-level="2">Development framework</text:h>
      <text:h text:style-name="Heading3" text:outline-level="3">Programming language</text:h>
      <text:h text:style-name="Heading3" text:outline-level="3">Compiler</text:h>
      <text:h text:style-name="Heading3" text:outline-level="3">Code editor - Debugger tool</text:h>
      <text:h text:style-name="Heading3" text:outline-level="3">Version control</text:h>
      <text:h text:style-name="Heading3" text:outline-level="3">Project directory structure</text:h>
      <text:h text:style-name="Heading2" text:outline-level="2">Third party libraries</text:h>
      <text:h text:style-name="Heading3" text:outline-level="3">Asio</text:h>
      <text:p text:style-name="Textbody">Since the project will make use of the network to communicate, a library that supports this kind of capabilities is required. The library that was chosen for this is Asio.</text:p>
      <text:p text:style-name="Textbody">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Textbody">Because it is written in C++ and cross-platform it serves as an excellent choice for solving the project’s network requirements.<text:s/></text:p>
      <text:p text:style-name="Textbody">Asio is<text:s/>released under the “boost software license”.</text:p>
      <text:h text:style-name="Heading3" text:outline-level="3">Assimp</text:h>
      <text:p text:style-name="Textbody">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Textbody">The reasoning behind this choice is that it is written in C++ and that according to the website it is being developed for almost 10 years, since 2008. ASSIMP_REFERENCE. This indicates a good level of maturity and stability.</text:p>
      <text:p text:style-name="Textbody">Assimp is released under the BSD license.</text:p>
      <text:h text:style-name="Heading3" text:outline-level="3">Freeimage</text:h>
      <text:p text:style-name="Textbody">Loading models on the graphics engine is coupled<text:s/>with loading textures. This is the reason there is the need for a library that enables applications to load and use 2D textures. Just like Assimp, FreeImage decouples the image file type from the image data handling. It supports popular image formats like<text:s/>PNG, BMP, JPEG and TIFF. FREEIMAGE_REFERENCE.</text:p>
      <text:p text:style-name="Textbody">For the project itself, it is important to be able to load 32bit RGBA images like PNG files and FreeImage handles this properly.</text:p>
      <text:soft-page-break/>
      <text:p text:style-name="Textbody">FreeImage is released under GPLv3.</text:p>
      <text:h text:style-name="Heading3" text:outline-level="3">Glm</text:h>
      <text:p text:style-name="Textbody"/>
      <text:h text:style-name="Heading3" text:outline-level="3">Lz4</text:h>
      <text:p text:style-name="Textbody"/>
      <text:h text:style-name="Heading1" text:outline-level="1"><text:s/>Methods</text:h>
      <text:h text:style-name="Heading2" text:outline-level="2">Requirements</text:h>
      <text:h text:style-name="Heading2" text:outline-level="2">Design</text:h>
      <text:h text:style-name="Heading3" text:outline-level="3">Network</text:h>
      <text:h text:style-name="Heading3" text:outline-level="3">Scene management</text:h>
      <text:h text:style-name="Heading3" text:outline-level="3">Render control</text:h>
      <text:h text:style-name="Heading2" text:outline-level="2">Implementation details</text:h>
      <text:h text:style-name="Heading3" text:outline-level="3">OpenGL</text:h>
      <text:h text:style-name="Heading3" text:outline-level="3">Vulkan</text:h>
      <text:h text:style-name="Heading1" text:outline-level="1">Evaluation</text:h>
      <text:h text:style-name="Heading2" text:outline-level="2">Testing scenarios and results</text:h>
      <text:h text:style-name="Heading2" text:outline-level="2">Analysis – Results discussion</text:h>
      <text:h text:style-name="Heading1" text:outline-level="1">Conclusion</text:h>
      <text:h text:style-name="Heading1" text:outline-level="1">Further work</text:h>
      <text:h text:style-name="Heading1" text:outline-level="1">Bibliograph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left="0.7in">
        <style:tab-stops/>
      </style:paragraph-propertie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G-Bizelis, Stavros</dc:creator>
    <meta:creation-date>2009-04-16T11:32:00Z</meta:creation-date>
    <dc:date>2018-08-23T17:20:00Z</dc:date>
    <meta:template xlink:href="CAEACDDB" xlink:type="simple"/>
    <meta:editing-cycles>51</meta:editing-cycles>
    <meta:editing-duration>PT26700S</meta:editing-duration>
    <meta:user-defined meta:name="Info 1"/>
    <meta:user-defined meta:name="Info 2"/>
    <meta:user-defined meta:name="Info 3"/>
    <meta:user-defined meta:name="Info 4"/>
    <meta:document-statistic meta:page-count="4" meta:paragraph-count="8" meta:word-count="663" meta:character-count="4438" meta:row-count="31" meta:non-whitespace-character-count="3783"/>
  </office:meta>
</office:document-meta>
</file>